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create Ultra Rares or Mystery Boxes; unique animation for the present box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5T21:39:30.808551523</dc:date>
    <meta:editing-duration>P2DT18H19M1S</meta:editing-duration>
    <meta:editing-cycles>446</meta:editing-cycles>
    <meta:document-statistic meta:table-count="9" meta:cell-count="1407" meta:object-count="0"/>
  </office:meta>
</office:document-meta>
</file>